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list-style-name="L1">
      <style:text-properties fo:font-size="18pt" style:font-size-asian="18pt" style:font-size-complex="18pt"/>
    </style:style>
    <style:style style:name="P3" style:family="paragraph" style:parent-style-name="Standard" style:list-style-name="L2">
      <style:text-properties fo:font-size="18pt" style:font-size-asian="18pt" style:font-size-complex="18pt"/>
    </style:style>
    <style:style style:name="P4" style:family="paragraph" style:parent-style-name="Standard" style:list-style-name="L3">
      <style:text-properties fo:font-size="18pt" style:font-size-asian="18pt" style:font-size-complex="18pt"/>
    </style:style>
    <style:style style:name="P5" style:family="paragraph" style:parent-style-name="Standard">
      <style:paragraph-properties>
        <style:tab-stops/>
      </style:paragraph-properties>
      <style:text-properties fo:font-size="18pt" style:font-size-asian="18pt" style:font-size-complex="18pt"/>
    </style:style>
    <style:style style:name="P6" style:family="paragraph" style:parent-style-name="Standard" style:list-style-name="L5">
      <style:paragraph-properties>
        <style:tab-stops/>
      </style:paragraph-properties>
      <style:text-properties fo:font-size="18pt" style:font-size-asian="18pt" style:font-size-complex="18pt"/>
    </style:style>
    <style:style style:name="P7" style:family="paragraph" style:parent-style-name="Standard" style:list-style-name="L6">
      <style:paragraph-properties>
        <style:tab-stops/>
      </style:paragraph-properties>
      <style:text-properties fo:font-size="18pt" style:font-size-asian="18pt" style:font-size-complex="18pt"/>
    </style:style>
    <style:style style:name="P8" style:family="paragraph" style:parent-style-name="Standard" style:list-style-name="L8">
      <style:paragraph-properties>
        <style:tab-stops/>
      </style:paragraph-properties>
      <style:text-properties fo:font-size="18pt" style:font-size-asian="18pt" style:font-size-complex="18pt"/>
    </style:style>
    <style:style style:name="P9" style:family="paragraph" style:parent-style-name="Standard" style:list-style-name="L9">
      <style:paragraph-properties>
        <style:tab-stops/>
      </style:paragraph-properties>
      <style:text-properties fo:font-size="18pt" style:font-size-asian="18pt" style:font-size-complex="18pt"/>
    </style:style>
    <style:style style:name="P10" style:family="paragraph" style:parent-style-name="Standard" style:list-style-name="L10">
      <style:paragraph-properties>
        <style:tab-stops/>
      </style:paragraph-properties>
      <style:text-properties fo:font-size="18pt" style:font-size-asian="18pt" style:font-size-complex="18pt"/>
    </style:style>
    <style:style style:name="P11" style:family="paragraph" style:parent-style-name="Standard" style:list-style-name="L11">
      <style:paragraph-properties>
        <style:tab-stops/>
      </style:paragraph-properties>
      <style:text-properties fo:font-size="18pt"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TASKS</text:p>
      <text:p text:style-name="P1"/>
      <text:list xml:id="list6000006347847663224" text:style-name="L1">
        <text:list-item>
          <text:p text:style-name="P2">RENDERER</text:p>
        </text:list-item>
        <text:list-item>
          <text:p text:style-name="P2">PHYSICS</text:p>
        </text:list-item>
        <text:list-item>
          <text:p text:style-name="P2">ENTITIES</text:p>
        </text:list-item>
        <text:list-item>
          <text:p text:style-name="P2">BASE GAME CLASS</text:p>
        </text:list-item>
        <text:list-item>
          <text:p text:style-name="P2">TIMER</text:p>
        </text:list-item>
        <text:list-item>
          <text:p text:style-name="P2">ROOMS</text:p>
        </text:list-item>
        <text:list-item>
          <text:p text:style-name="P2">CAMERA</text:p>
        </text:list-item>
        <text:list-item>
          <text:p text:style-name="P2">NETWORKING</text:p>
        </text:list-item>
      </text:list>
      <text:p text:style-name="P1"/>
      <text:p text:style-name="P1"/>
      <text:p text:style-name="P1">RENDERER</text:p>
      <text:list xml:id="list7683937353270153643" text:style-name="L2">
        <text:list-item>
          <text:p text:style-name="P3">Create image base class.</text:p>
        </text:list-item>
        <text:list-item>
          <text:p text:style-name="P3">Base rendering packages need 'sprite' and 'text' extensions of image.</text:p>
        </text:list-item>
        <text:list-item>
          <text:p text:style-name="P3">Needs to be timed to draw every 1/60 of a second.</text:p>
        </text:list-item>
        <text:list-item>
          <text:p text:style-name="P3">Need to be able to load custom fonts.</text:p>
        </text:list-item>
        <text:list-item>
          <text:p text:style-name="P3">Add methods to interface and implementations to base renderer.</text:p>
        </text:list-item>
      </text:list>
      <text:p text:style-name="P1"/>
      <text:p text:style-name="P1">PHYSICS</text:p>
      <text:list xml:id="list1126471206055542164" text:style-name="L3">
        <text:list-item>
          <text:p text:style-name="P4">Interface/base class that holds physics values and is bundled with the physics implementation.</text:p>
        </text:list-item>
        <text:list-item>
          <text:p text:style-name="P4">Each entity holds a physics values object.</text:p>
        </text:list-item>
        <text:list-item>
          <text:p text:style-name="P4">Need to create a base physics packages with a base physics values implementation.</text:p>
        </text:list-item>
        <text:list-item>
          <text:p text:style-name="P4">Need to define run physics implementation method in the base physics implementation</text:p>
        </text:list-item>
        <text:list-item>
          <text:p text:style-name="P4">2 interfaces: physics properties and physics. Physics properties is essentially a struct that contains the physics attributes for an entity and the physics interface will contain the run method, <text:soft-page-break/>which takes a list of entities and performs physics operations on each entity using the values found in the physics properties object attached to the entity, and the methods defined in the implemented physics class.</text:p>
        </text:list-item>
      </text:list>
      <text:p text:style-name="P1"/>
      <text:p text:style-name="P1">ENTITIES</text:p>
      <text:list xml:id="list635503889636876363" text:style-name="L6">
        <text:list-item>
          <text:p text:style-name="P7">Contains predefined event methods (create, step, collide, destroy, etc). Need to determine the full list of predefined events needed.</text:p>
        </text:list-item>
        <text:list-item>
          <text:p text:style-name="P7">Has an ID attribute. This attribute corresponds to the Key this object is stored with in the games class entities map.</text:p>
        </text:list-item>
        <text:list-item>
          <text:p text:style-name="P7">Has a 'physics properties' attribute. This contains the entities 'real world' physics data. If no physics need to be applied to the entity, then this should be NULL.</text:p>
        </text:list-item>
        <text:list-item>
          <text:p text:style-name="P7">Has an Image attribute. This is used to define how the entity is rendered. If no rendering needs to be applied to the entity, then this should be NULL.</text:p>
        </text:list-item>
        <text:list-item>
          <text:p text:style-name="P7">We need to figure out how to determine which events need to be run for each entity, whether this will be done by the entity itself or the game class (example, should the entity have a 'created' flag, or should the game class have a list of created entity IDs).</text:p>
        </text:list-item>
      </text:list>
      <text:p text:style-name="P5"/>
      <text:p text:style-name="P5">ROOM</text:p>
      <text:list xml:id="list4927742372968513494" text:style-name="L5">
        <text:list-item>
          <text:p text:style-name="P6">Attributes: Has dimensions (x/y/z z=0 for 2D) and a set of initial entities</text:p>
        </text:list-item>
        <text:list-item>
          <text:p text:style-name="P6">Needs methods for transitioning between rooms.</text:p>
        </text:list-item>
        <text:list-item>
          <text:p text:style-name="P6">Any 'room based events' (eg lightning strikes every 5 seconds randomly) will all be defined and implemented by entities.</text:p>
        </text:list-item>
        <text:list-item>
          <text:p text:style-name="P6">Game class will have methods such as get current room, will allow you to reference what room your currently in (useful for entities, determining events within entities, etc).</text:p>
        </text:list-item>
      </text:list>
      <text:p text:style-name="P5"><text:soft-page-break/></text:p>
      <text:p text:style-name="P5">TIMER</text:p>
      <text:list xml:id="list1252490399974081023" text:style-name="L9">
        <text:list-item>
          <text:p text:style-name="P9">Need to be investigated further.</text:p>
        </text:list-item>
      </text:list>
      <text:p text:style-name="P5"/>
      <text:p text:style-name="P5">CAMERA – IDEAS?</text:p>
      <text:list xml:id="list3385741315911802563" text:style-name="L8">
        <text:list-item>
          <text:p text:style-name="P8">Essentially needs to be a form of 'entity'. Needs to contain a position in the world, a viewport and a facing (facing is not used in 2D). In a 2D game, the position in the world will just be the middle of the viewport.</text:p>
        </text:list-item>
      </text:list>
      <text:p text:style-name="P5"/>
      <text:p text:style-name="P5">NETWORKING</text:p>
      <text:list xml:id="list2925530726365254357" text:style-name="L11">
        <text:list-item>
          <text:p text:style-name="P11">Once TIMER is implemented, a function in the base networking package for pinging sockets at regular time intervals to determine disconnections would be a swell idea.</text:p>
        </text:list-item>
      </text:list>
      <text:p text:style-name="P5"/>
      <text:p text:style-name="P5">BASE GAME CLASS</text:p>
      <text:list xml:id="list3441743799412842669" text:style-name="L10">
        <text:list-item>
          <text:p text:style-name="P10">NETWORKING: need to have a runAction function that takes an action (with parameters) and perform the updates required. This is used by the networking class. Also need to be able to take string input and parse it into an action with parameters and vice versa. This is used to determine actions (with parameters) sent through a network, and used to send strings down a network that can be parsed back into actions (with parameters) on the other s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Semple</meta:initial-creator>
    <meta:creation-date>2014-04-18T13:37:46.35</meta:creation-date>
    <dc:date>2014-04-18T15:31:53.63</dc:date>
    <dc:creator>David Semple</dc:creator>
    <meta:editing-duration>PT38M12S</meta:editing-duration>
    <meta:editing-cycles>11</meta:editing-cycles>
    <meta:generator>OpenOffice/4.0.1$Win32 OpenOffice.org_project/401m5$Build-9714</meta:generator>
    <meta:document-statistic meta:table-count="0" meta:image-count="0" meta:object-count="0" meta:page-count="3" meta:paragraph-count="40" meta:word-count="573" meta:character-count="3236"/>
  </office:meta>
</office:document-meta>
</file>